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Helvetica, sans-seri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6pt" fo:font-weight="normal" style:font-size-asian="16pt" style:font-weight-asian="normal" style:font-size-complex="16pt" style:font-weight-complex="normal"/>
    </style:style>
    <style:style style:name="P2" style:family="paragraph" style:parent-style-name="Text_20_body">
      <style:paragraph-properties fo:text-align="center" style:justify-single-word="false"/>
      <style:text-properties fo:font-size="16pt" fo:language="el" fo:country="GR" fo:font-weight="normal" style:font-size-asian="16pt" style:font-weight-asian="normal" style:font-size-complex="16pt" style:font-weight-complex="normal"/>
    </style:style>
    <style:style style:name="P3" style:family="paragraph" style:parent-style-name="Text_20_body">
      <style:text-properties fo:font-variant="normal" fo:text-transform="none" style:use-window-font-color="true" style:font-name="Arial1" fo:letter-spacing="normal" fo:language="en" fo:country="US" fo:font-style="normal"/>
    </style:style>
    <style:style style:name="P4" style:family="paragraph" style:parent-style-name="Text_20_body">
      <style:text-properties fo:font-variant="normal" fo:text-transform="none" style:use-window-font-color="true" style:font-name="Arial1" fo:letter-spacing="normal" fo:language="en" fo:country="US" fo:font-style="normal" fo:font-weight="normal"/>
    </style:style>
    <style:style style:name="P5" style:family="paragraph" style:parent-style-name="Text_20_body">
      <style:text-properties fo:font-variant="normal" fo:text-transform="none" style:use-window-font-color="true" style:font-name="Arial1" fo:letter-spacing="normal" fo:language="en" fo:country="US" fo:font-style="normal" style:font-style-asian="normal" style:font-style-complex="normal"/>
    </style:style>
    <style:style style:name="P6" style:family="paragraph" style:parent-style-name="Text_20_body">
      <style:paragraph-properties fo:text-align="center" style:justify-single-word="false"/>
      <style:text-properties fo:font-variant="normal" fo:text-transform="none" style:use-window-font-color="true" style:font-name="Arial1" fo:font-size="22pt" fo:letter-spacing="normal" fo:language="en" fo:country="US" fo:font-style="normal" fo:font-weight="bold" style:font-size-asian="22pt" style:font-weight-asian="bold" style:font-size-complex="22pt" style:font-weight-complex="bold"/>
    </style:style>
    <style:style style:name="P7" style:family="paragraph" style:parent-style-name="Text_20_body">
      <style:paragraph-properties fo:text-align="center" style:justify-single-word="false"/>
      <style:text-properties fo:font-variant="normal" fo:text-transform="none" style:use-window-font-color="true" style:font-name="Arial1" fo:font-size="16pt" fo:letter-spacing="normal" fo:language="en" fo:country="US" fo:font-style="normal" fo:font-weight="normal" style:font-size-asian="16pt" style:font-weight-asian="normal" style:font-size-complex="16pt" style:font-weight-complex="normal"/>
    </style:style>
    <style:style style:name="P8" style:family="paragraph" style:parent-style-name="Text_20_body">
      <style:text-properties fo:font-variant="normal" fo:text-transform="none" style:font-name="Arial2" fo:letter-spacing="normal" fo:language="en" fo:country="U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4" style:family="paragraph" style:parent-style-name="Text_20_body" style:list-style-name="L3">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5" style:family="paragraph" style:parent-style-name="Text_20_body">
      <style:text-properties style:text-underline-style="non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list-style-name="L4">
      <style:text-properties style:text-underline-style="solid" style:text-underline-width="auto" style:text-underline-color="font-color"/>
    </style:style>
    <style:style style:name="P18" style:family="paragraph" style:parent-style-name="Text_20_body" style:list-style-name="L5">
      <style:text-properties style:text-underline-style="solid" style:text-underline-width="auto" style:text-underline-color="font-color"/>
    </style:style>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paragraph-properties fo:text-align="center" style:justify-single-word="false" fo:break-before="page"/>
      <style:text-properties fo:font-variant="normal" fo:text-transform="none" style:use-window-font-color="true" style:font-name="Arial1" fo:font-size="16pt" fo:letter-spacing="normal" fo:language="en" fo:country="US" fo:font-style="normal" fo:font-weight="normal" style:font-size-asian="16pt" style:font-weight-asian="normal" style:font-size-complex="16pt" style:font-weight-complex="normal"/>
    </style:style>
    <style:style style:name="P23" style:family="paragraph" style:parent-style-name="Heading_20_1">
      <style:paragraph-properties fo:text-align="center" style:justify-single-word="false"/>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font-variant="normal" fo:text-transform="none" style:use-window-font-color="true" style:font-name="Arial1" fo:letter-spacing="normal" fo:language="en" fo:country="US" fo:font-style="normal"/>
    </style:style>
    <style:style style:name="P26" style:family="paragraph" style:parent-style-name="Heading_20_1">
      <style:paragraph-properties fo:break-before="page"/>
      <style:text-properties fo:font-variant="normal" fo:text-transform="none" style:use-window-font-color="true" style:font-name="Arial1" fo:letter-spacing="normal" fo:language="en" fo:country="US" fo:font-style="normal" style:font-style-asian="normal" style:font-style-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2">
      <style:text-properties fo:font-variant="normal" fo:text-transform="none" style:use-window-font-color="true" style:font-name="Arial1" fo:letter-spacing="normal" fo:language="en" fo:country="US" fo:font-style="normal"/>
    </style:style>
    <style:style style:name="P29" style:family="paragraph" style:parent-style-name="Heading_20_2">
      <style:text-properties fo:font-variant="normal" fo:text-transform="none" style:use-window-font-color="true" style:font-name="Arial1" fo:letter-spacing="normal" fo:language="en" fo:country="US" fo:font-style="normal" style:font-style-asian="normal" style:font-style-complex="normal"/>
    </style:style>
    <style:style style:name="P30" style:family="paragraph" style:parent-style-name="Heading_20_2">
      <style:text-properties fo:font-style="normal" style:font-style-asian="normal" style:font-style-complex="normal"/>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Heading_20_3">
      <style:text-properties fo:language="en" fo:country="US"/>
    </style:style>
    <style:style style:name="P33" style:family="paragraph" style:parent-style-name="Heading_20_3">
      <style:paragraph-properties fo:break-before="page"/>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Preformatted_20_Text">
      <style:text-properties style:font-name="Courier New"/>
    </style:style>
    <style:style style:name="P36" style:family="paragraph" style:parent-style-name="Preformatted_20_Text">
      <style:paragraph-properties fo:margin-left="2.91cm" fo:margin-right="0cm" fo:text-indent="0cm" style:auto-text-indent="false"/>
    </style:style>
    <style:style style:name="P37" style:family="paragraph" style:parent-style-name="Preformatted_20_Text">
      <style:paragraph-properties fo:margin-left="2.884cm" fo:margin-right="0cm" fo:text-indent="0cm" style:auto-text-indent="false"/>
    </style:style>
    <style:style style:name="T1" style:family="text">
      <style:text-properties fo:language="en" fo:country="US"/>
    </style:style>
    <style:style style:name="T2" style:family="text">
      <style:text-properties fo:font-variant="normal" fo:text-transform="none" style:use-window-font-color="true" style:font-name="Arial1" fo:letter-spacing="normal" fo:language="en" fo:country="US" fo:font-style="normal"/>
    </style:style>
    <style:style style:name="T3" style:family="text">
      <style:text-properties fo:font-variant="normal" fo:text-transform="none" style:use-window-font-color="true" style:font-name="Arial1" fo:letter-spacing="normal" fo:language="en" fo:country="US" fo:font-style="normal" fo:font-weight="normal"/>
    </style:style>
    <style:style style:name="T4" style:family="text">
      <style:text-properties fo:font-variant="normal" fo:text-transform="none" style:use-window-font-color="true" style:font-name="Arial1" fo:letter-spacing="normal" fo:language="en" fo:country="US" fo:font-style="normal" style:font-style-asian="normal" style:font-style-complex="normal"/>
    </style:style>
    <style:style style:name="T5" style:family="text">
      <style:text-properties fo:font-variant="normal" fo:text-transform="none" style:use-window-font-color="true" style:font-name="Arial1" fo:letter-spacing="normal" fo:language="en" fo:country="US" fo:font-style="normal" style:text-underline-style="solid" style:text-underline-width="auto" style:text-underline-color="font-color" style:font-style-asian="normal" style:font-style-complex="normal"/>
    </style:style>
    <style:style style:name="T6" style:family="text">
      <style:text-properties fo:font-variant="normal" fo:text-transform="none" style:use-window-font-color="true" style:font-name="Arial1" fo:letter-spacing="normal" fo:language="en" fo:country="US" fo:font-style="italic" style:font-style-asian="italic" style:font-style-complex="italic"/>
    </style:style>
    <style:style style:name="T7" style:family="text">
      <style:text-properties fo:font-variant="normal" fo:text-transform="none" style:use-window-font-color="true" style:font-name="Arial1" fo:letter-spacing="normal" fo:font-style="normal"/>
    </style:style>
    <style:style style:name="T8" style:family="text">
      <style:text-properties fo:font-variant="normal" fo:text-transform="none" style:use-window-font-color="true" style:font-name="Arial1" fo:font-size="22pt" fo:letter-spacing="normal" fo:language="en" fo:country="US" fo:font-style="normal" fo:font-weight="bold" style:font-size-asian="22pt" style:font-weight-asian="bold" style:font-size-complex="22pt" style:font-weight-complex="bold"/>
    </style:style>
    <style:style style:name="T9" style:family="text">
      <style:text-properties fo:font-variant="normal" fo:text-transform="none" style:use-window-font-color="true" fo:letter-spacing="normal" fo:language="en" fo:country="US" fo:font-style="normal" style:font-style-asian="normal" style:font-style-complex="normal"/>
    </style:style>
    <style:style style:name="T10" style:family="text">
      <style:text-properties fo:font-variant="normal" fo:text-transform="none" style:use-window-font-color="true" style:font-name="Arial2" fo:letter-spacing="normal" fo:language="en" fo:country="US" fo:font-style="normal" style:font-style-asian="normal" style:font-style-complex="normal"/>
    </style:style>
    <style:style style:name="T11" style:family="text">
      <style:text-properties fo:font-variant="normal" fo:text-transform="none" fo:letter-spacing="normal" fo:language="en" fo:country="US"/>
    </style:style>
    <style:style style:name="T12" style:family="text">
      <style:text-properties fo:font-variant="normal" fo:text-transform="none" fo:letter-spacing="normal" fo:language="en" fo:country="US" fo:font-style="italic" style:font-style-asian="italic" style:font-style-complex="italic"/>
    </style:style>
    <style:style style:name="T13" style:family="text">
      <style:text-properties fo:font-variant="normal" fo:text-transform="none" fo:letter-spacing="normal" fo:language="en" fo:country="US" fo:font-style="italic" fo:font-weight="normal" style:font-style-asian="italic" style:font-weight-asian="normal" style:font-style-complex="italic" style:font-weight-complex="normal"/>
    </style:style>
    <style:style style:name="T14" style:family="text">
      <style:text-properties fo:font-variant="normal" fo:text-transform="none" fo:letter-spacing="normal" fo:language="en" fo:country="US" fo:font-style="normal" style:font-style-asian="normal" style:font-style-complex="normal"/>
    </style:style>
    <style:style style:name="T15" style:family="text">
      <style:text-properties fo:font-variant="normal" fo:text-transform="none" fo:letter-spacing="normal" fo:language="en" fo:country="US" fo:font-style="normal" style:text-underline-style="none" fo:font-weight="normal" style:font-style-asian="normal" style:font-weight-asian="normal" style:font-style-complex="normal" style:font-weight-complex="normal"/>
    </style:style>
    <style:style style:name="T16" style:family="text">
      <style:text-properties fo:font-variant="normal" fo:text-transform="none" fo:letter-spacing="normal" fo:language="en" fo:country="US" fo:font-style="normal" style:text-underline-style="none" style:font-style-asian="normal" style:font-style-complex="normal"/>
    </style:style>
    <style:style style:name="T17" style:family="text">
      <style:text-properties fo:font-variant="normal" fo:text-transform="none" fo:letter-spacing="normal" fo:language="en" fo:country="US" style:text-underline-style="none"/>
    </style:style>
    <style:style style:name="T18" style:family="text">
      <style:text-properties fo:font-variant="normal" fo:text-transform="none" style:font-name="Arial2" fo:letter-spacing="normal"/>
    </style:style>
    <style:style style:name="T19" style:family="text">
      <style:text-properties fo:font-variant="normal" fo:text-transform="none" style:font-name="Arial2" fo:letter-spacing="normal" fo:language="en" fo:country="US"/>
    </style:style>
    <style:style style:name="T20" style:family="text">
      <style:text-properties fo:font-variant="normal" fo:text-transform="none" style:font-name="Arial2" fo:letter-spacing="normal" fo:language="en" fo:country="US" style:text-underline-style="solid" style:text-underline-width="auto" style:text-underline-color="font-color"/>
    </style:style>
    <style:style style:name="T21" style:family="text">
      <style:text-properties fo:font-variant="normal" fo:text-transform="none" style:font-name="Arial2" fo:letter-spacing="normal" fo:language="en" fo:country="US" fo:font-style="normal" style:font-style-asian="normal" style:font-style-complex="normal"/>
    </style:style>
    <style:style style:name="T22" style:family="text">
      <style:text-properties fo:font-variant="normal" fo:text-transform="none" style:font-name="Arial2" fo:letter-spacing="normal" fo:language="en" fo:country="US" fo:font-style="normal" fo:font-weight="bold" style:font-style-asian="normal" style:font-weight-asian="bold" style:font-style-complex="normal" style:font-weight-complex="bold"/>
    </style:style>
    <style:style style:name="T23" style:family="text">
      <style:text-properties fo:font-variant="normal" fo:text-transform="none" style:font-name="Arial2" fo:letter-spacing="normal" fo:language="en" fo:country="US" fo:font-style="normal" fo:font-weight="normal" style:font-style-asian="normal" style:font-weight-asian="normal" style:font-style-complex="normal" style:font-weight-complex="normal"/>
    </style:style>
    <style:style style:name="T24" style:family="text">
      <style:text-properties fo:font-variant="normal" fo:text-transform="none" style:font-name="Arial2" fo:letter-spacing="normal" fo:language="en" fo:country="US" fo:font-style="normal" style:text-underline-style="none" fo:font-weight="normal" style:font-style-asian="normal" style:font-weight-asian="normal" style:font-style-complex="normal" style:font-weight-complex="normal"/>
    </style:style>
    <style:style style:name="T25" style:family="text">
      <style:text-properties fo:font-variant="normal" fo:text-transform="none" style:font-name="Arial2" fo:letter-spacing="normal" fo:language="en" fo:country="US" fo:font-style="normal" style:text-underline-style="none" style:font-style-asian="normal" style:font-style-complex="normal"/>
    </style:style>
    <style:style style:name="T26" style:family="text">
      <style:text-properties fo:font-variant="normal" fo:text-transform="none" style:font-name="Arial2" fo:letter-spacing="normal" fo:language="en" fo:country="US" fo:font-style="italic" fo:font-weight="normal" style:font-style-asian="italic" style:font-weight-asian="normal" style:font-style-complex="italic" style:font-weight-complex="normal"/>
    </style:style>
    <style:style style:name="T27" style:family="text">
      <style:text-properties fo:font-variant="normal" fo:text-transform="none" style:font-name="Arial2" fo:letter-spacing="normal" fo:language="en" fo:country="US" fo:font-style="italic" style:text-underline-style="none" fo:font-weight="normal" style:font-style-asian="italic" style:font-weight-asian="normal" style:font-style-complex="italic" style:font-weight-complex="normal"/>
    </style:style>
    <style:style style:name="T28" style:family="text">
      <style:text-properties fo:font-variant="normal" fo:text-transform="none" style:font-name="Arial2" fo:letter-spacing="normal" fo:language="en" fo:country="US" fo:font-style="italic" style:text-underline-style="none" style:font-style-asian="italic" style:font-style-complex="italic"/>
    </style:style>
    <style:style style:name="T29" style:family="text">
      <style:text-properties fo:font-variant="normal" fo:text-transform="none" style:font-name="Arial2" fo:letter-spacing="normal" fo:language="en" fo:country="US" fo:font-weight="normal" style:font-weight-asian="normal" style:font-weight-complex="normal"/>
    </style:style>
    <style:style style:name="T30" style:family="text">
      <style:text-properties fo:font-variant="normal" fo:text-transform="none" style:font-name="Arial2" fo:letter-spacing="normal" fo:language="en" fo:country="US" style:text-underline-style="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University of Crete,<text:line-break/>Department of Computer Science,<text:line-break/>CS490.40 </text:span><text:span text:style-name="T3">Introduction to Type Theory and Static Analysis<text:line-break/>Fall semester, 2010</text:span></text:h>
      <text:p text:style-name="P4"/>
      <text:p text:style-name="P4"/>
      <text:p text:style-name="P4"/>
      <text:p text:style-name="P4"/>
      <text:p text:style-name="P4"/>
      <text:h text:style-name="P23" text:outline-level="1"><text:span text:style-name="T3">Final Project Report<text:line-break/></text:span><text:span text:style-name="T8">Implementing a Transparent Proxy Object<text:line-break/>transformation for Java bytecode</text:span></text:h>
      <text:p text:style-name="P6"/>
      <text:p text:style-name="P6"/>
      <text:p text:style-name="P6"/>
      <text:p text:style-name="P6"/>
      <text:p text:style-name="P6"/>
      <text:p text:style-name="P1"><text:span text:style-name="T2">Nikos Mouchtaris<text:line-break/></text:span><text:a xlink:type="simple" xlink:href="mailto:muhtaris@csd.uoc.gr">muhtaris@csd.uoc.gr</text:a></text:p>
      <text:p text:style-name="P7">628 (MsC)</text:p>
      <text:p text:style-name="P7"/>
      <text:p text:style-name="P2"><text:span text:style-name="T7">Νίκος Μουχτάρης<text:line-break/></text:span><text:a xlink:type="simple" xlink:href="mailto:muhtaris@csd.uoc.gr">muhtaris@csd.uoc.gr</text:a><text:span text:style-name="T2"><text:line-break/>A.M. 628 (MET)</text:span></text:p>
      <text:p text:style-name="P22"/>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Introduction<text:tab/>3</text:p>
          <text:p text:style-name="P31">The proxy pattern<text:tab/>3</text:p>
          <text:p text:style-name="P31">Transparent Proxy Objects<text:tab/>3</text:p>
          <text:p text:style-name="P31">Problem statement<text:tab/>3</text:p>
          <text:p text:style-name="P27">Transformation theory<text:tab/>4</text:p>
          <text:p text:style-name="P31">Proxy-object conventions<text:tab/>4</text:p>
          <text:p text:style-name="P34">The proxy model used<text:tab/>4</text:p>
          <text:p text:style-name="P34">The Java Proxy superclass<text:tab/>4</text:p>
          <text:p text:style-name="P31">Transformations<text:tab/>4</text:p>
          <text:p text:style-name="P34">Abstracting with object messages<text:tab/>4</text:p>
          <text:p text:style-name="P34">Transformations on object messages<text:tab/>5</text:p>
          <text:p text:style-name="P34">Transformations for Java<text:tab/>5</text:p>
          <text:p text:style-name="P27">Transformation practice<text:tab/>7</text:p>
          <text:p text:style-name="P31">The Soot framework and the Jimple instruction format<text:tab/>7</text:p>
          <text:p text:style-name="P31">Transformation on source code level<text:tab/>7</text:p>
          <text:p text:style-name="P31">Transformations in Jimple<text:tab/>8</text:p>
          <text:p text:style-name="P34">Base replacement<text:tab/>8</text:p>
          <text:p text:style-name="P34">Tagged locals<text:tab/>9</text:p>
          <text:p text:style-name="P34">Cast removal<text:tab/>9</text:p>
        </text:index-body>
      </text:table-of-content>
      <text:p text:style-name="P7"/>
      <text:h text:style-name="P25" text:outline-level="1"><text:toc-mark-start text:id="IMark228071564" text:outline-level="1"/>Introduction<text:toc-mark-end text:id="IMark228071564"/></text:h>
      <text:h text:style-name="P28" text:outline-level="2"><text:toc-mark-start text:id="IMark228071564" text:outline-level="2"/>The proxy pattern<text:toc-mark-end text:id="IMark228071564"/></text:h>
      <text:p text:style-name="P3">One of the well known and widely used software patterns in object oriented programming, is the Proxy pattern. A proxy object acts as a “proxy” between a client side and the server side. By using the terms “client” and “server” we are not restricted in the networking domain. They can also stand in place of a library API provider and a library user.</text:p>
      <text:p text:style-name="P3">In most object oriented programming languages, the proxy pattern has to be implemented manually. The library user has to rewrite a “class” which will offer the same API as the original class (to be proxied), and re-implement all public methods so as to perform some proxy-logic, before invoking the original method on the proxied object.</text:p>
      <text:h text:style-name="P28" text:outline-level="2"><text:toc-mark-start text:id="IMark228071564" text:outline-level="2"/>Transparent Proxy Objects<text:toc-mark-end text:id="IMark228071564"/></text:h>
      <text:p text:style-name="P3">For some of the scenarios where a proxy pattern would be useful, re-implementing the whole original API is redundant. Usually there is some task which has to be be performed just before and/or just after the original operation. Injecting such logic in a program is an algorithmic process and does not require any human intervention.</text:p>
      <text:p text:style-name="P3">Additionally, the programmer needs not know whether they are using a proxy object or an original one. </text:p>
      <text:p text:style-name="Text_20_body"><text:span text:style-name="T2">It appears, then, that using proxy objects (in those simple cases), can be done </text:span><text:span text:style-name="T6">transparently</text:span><text:span text:style-name="T4">.</text:span></text:p>
      <text:p text:style-name="P5">To achieve transparency in code level, usually a messy inheritance model is required, which destroys the conveniences offered by the inheritance concept. It can be said that it is “wrong” to try to achieve transparency in proxy objects through inheritance.</text:p>
      <text:p text:style-name="P5">“Proxy-ing” is standard code which has to be injected by other means. On code level it can be done with aspectual transformations or with meta-programming. In byte-code level, it can be done by manipulating instructions.</text:p>
      <text:h text:style-name="P29" text:outline-level="2"><text:toc-mark-start text:id="IMark228071564" text:outline-level="2"/>Problem statement<text:toc-mark-end text:id="IMark228071564"/></text:h>
      <text:p text:style-name="P5">In this project, a simple transparent proxy object support is designed and implemented for Java. The transformation takes place in byte-code, using the Soot framework.</text:p>
      <text:h text:style-name="P26" text:outline-level="1"><text:toc-mark-start text:id="IMark228071564" text:outline-level="1"/>Transformation theory<text:toc-mark-end text:id="IMark228071564"/></text:h>
      <text:h text:style-name="P29" text:outline-level="2"><text:toc-mark-start text:id="IMark228071564" text:outline-level="2"/>Proxy-object conventions<text:toc-mark-end text:id="IMark228071564"/></text:h>
      <text:h text:style-name="Heading_20_3" text:outline-level="3"><text:toc-mark-start text:id="IMark228071564" text:outline-level="3"/>The proxy model used<text:toc-mark-end text:id="IMark228071564"/></text:h>
      <text:p text:style-name="P5">In these transformations it is assumed that the simple Proxy model described above is used.</text:p>
      <text:p text:style-name="P5">All that a proxy object does is perform some additional (user defined) logic “around” (just before and/or just after) performing an operation on the original object.</text:p>
      <text:p text:style-name="P5">No fine-grained support Is provided for specific operations on objects.</text:p>
      <text:p text:style-name="P5">Nevertheless, atomicity in of the triad “proxy_logic_before – operation_on_object – proxy_logic_after” is ensured, not thread-wise but control-flow-wise.</text:p>
      <text:h text:style-name="P32" text:outline-level="3"><text:toc-mark-start text:id="IMark228071564" text:outline-level="3"/>The <text:span text:style-name="Source_20_Text">Java</text:span> Proxy superclass<text:toc-mark-end text:id="IMark228071564"/></text:h>
      <text:p text:style-name="P5">Given the idea of a simple proxy so far, the first interface that comes to mind is</text:p>
      <text:p text:style-name="Preformatted_20_Text">public interface Proxy { void Before(); Object GetObject(); void After() }</text:p>
      <text:p text:style-name="P5">But if one notices that the order of invocation for those three methods is by contract always the same, and that in fact two of them are not part of the API but for internal use, the actual API changes to </text:p>
      <text:p text:style-name="Preformatted_20_Text">public interface Proxy { Object GetObject(); }</text:p>
      <text:p text:style-name="P5">Performing the “before” and “after” logic is the responsibility of the <text:span text:style-name="Source_20_Text">Proxy</text:span> itself and be added in the <text:span text:style-name="Source_20_Text">GetObject</text:span> method.</text:p>
      <text:h text:style-name="P30" text:outline-level="2"><text:toc-mark-start text:id="IMark228071564" text:outline-level="2"/>Transformations<text:toc-mark-end text:id="IMark228071564"/></text:h>
      <text:p text:style-name="P5">As it has been discussed above, the transformations required to support proxy objects transparently can be performed completely algorithmically. The transformations required are first introduced thought some formal methods and then they are studied specifically for Java.</text:p>
      <text:h text:style-name="Heading_20_3" text:outline-level="3"><text:toc-mark-start text:id="IMark228071564" text:outline-level="3"/>Abstracting with object messages<text:toc-mark-end text:id="IMark228071564"/></text:h>
      <text:p text:style-name="Text_20_body"><text:span text:style-name="T4">“Performing an operation” is too language specific. Instead, for the study of this transformation method, it will be considered that the proxy object injects proxy logic “around” </text:span><text:span text:style-name="T6">messages</text:span><text:span text:style-name="T4"> sent to the original object. Thinking of all object operations as messages provides a consistent way to consider transformations, as long as all object operations can be modeled correctly as messages to an object.</text:span></text:p>
      <text:p text:style-name="P5">To study how specific operations in Java are modeled by object messages, we can consider the following, complete list of possible operations on objects that Java provides:</text:p>
      <text:list xml:id="list38535897" text:style-name="L1">
        <text:list-item>
          <text:p text:style-name="P9"><text:span text:style-name="T5">Field read</text:span><text:span text:style-name="T4">: for example </text:span><text:span text:style-name="Source_20_Text"><text:span text:style-name="T9">o.x</text:span></text:span><text:span text:style-name="T9"> </text:span><text:span text:style-name="T18">used </text:span><text:span text:style-name="T19">as a value (right-hand-side of an assignment, a method call argument, etc). Used as a statement is a compilation error. This can be modeled as sending message “x” to object “o”.</text:span></text:p>
        </text:list-item>
        <text:list-item>
          <text:p text:style-name="P9"><text:span text:style-name="T20">Field write</text:span><text:span text:style-name="T19">: for example </text:span><text:span text:style-name="Source_20_Text"><text:span text:style-name="T9">o.x = v</text:span></text:span><text:span text:style-name="T10"> </text:span><text:span text:style-name="T19">used as a value (right-hand-side of an </text:span><text:soft-page-break/><text:span text:style-name="T19">assignment, a method call argument, etc), or even as a statement by itself. This can be modeled as sending message “x=v” to object “o”.</text:span></text:p>
        </text:list-item>
        <text:list-item>
          <text:p text:style-name="P9"><text:span text:style-name="T20">Method-call</text:span><text:span text:style-name="T19">: for example </text:span><text:span text:style-name="Source_20_Text"><text:span text:style-name="T9">o.m(a1,...)</text:span></text:span><text:span text:style-name="T10"> </text:span><text:span text:style-name="T19">used <text:s/>as a value (right-hand-side of an assignment, a method call argument, etc), or even as a statement by itself. This can be modeled as sending message “m(a1,...)” to object “o”</text:span></text:p>
        </text:list-item>
      </text:list>
      <text:p text:style-name="P8">The assignment itself will not be considered an object-operation in this project. It is an operation on object-references, as Java provides it. As such (not an object operation), it will not be subject to transformations or support for transparent proxy objects.</text:p>
      <text:h text:style-name="Heading_20_3" text:outline-level="3"><text:toc-mark-start text:id="IMark228071564" text:outline-level="3"/>Transformations on object messages<text:toc-mark-end text:id="IMark228071564"/></text:h>
      <text:p text:style-name="P8">The proxy object “injects” proxy logic “around” any object message.</text:p>
      <text:p text:style-name="Text_20_body"><text:span text:style-name="T19">Let </text:span><text:span text:style-name="Source_20_Text"><text:span text:style-name="T11">ProxyType</text:span></text:span><text:span text:style-name="T19"> be the super-type of all proxy objects. </text:span><text:span text:style-name="Source_20_Text"><text:span text:style-name="T11">m</text:span></text:span><text:span text:style-name="T19"> is an arbitrary message for an object and “</text:span><text:span text:style-name="Source_20_Text"><text:span text:style-name="T11">o ← m</text:span></text:span><text:span text:style-name="T19">” is the sending of message </text:span><text:span text:style-name="Source_20_Text"><text:span text:style-name="T11">m</text:span></text:span><text:span text:style-name="T19"> to an object referene </text:span><text:span text:style-name="Source_20_Text"><text:span text:style-name="T11">o</text:span></text:span><text:span text:style-name="T19">. </text:span><text:span text:style-name="subscript"><text:span text:style-name="T11"><text:s/></text:span></text:span><text:span text:style-name="Source_20_Text"><text:span text:style-name="T11">o</text:span></text:span><text:span text:style-name="subscript"><text:span text:style-name="T11">p</text:span></text:span><text:span text:style-name="T19"> denotes the object </text:span><text:span text:style-name="Source_20_Text"><text:span text:style-name="T11">o</text:span></text:span><text:span text:style-name="T19"> for which object </text:span><text:span text:style-name="Source_20_Text"><text:span text:style-name="T11">p</text:span></text:span><text:span text:style-name="T19"> acts as a proxy for. </text:span><text:span text:style-name="Source_20_Text"><text:span text:style-name="T11">[</text:span></text:span><text:span text:style-name="Source_20_Text"><text:span text:style-name="T12">e</text:span></text:span><text:span text:style-name="Source_20_Text"><text:span text:style-name="T11">]</text:span></text:span><text:span text:style-name="T19"> denotes the transformation for an expression </text:span><text:span text:style-name="Source_20_Text"><text:span text:style-name="T12">e</text:span></text:span><text:span text:style-name="T19"> (syntactic, small step). </text:span><text:span text:style-name="Source_20_Text"><text:span text:style-name="T11">o</text:span></text:span><text:span text:style-name="T19"> is a reference to an object (of any type, “isa” </text:span><text:span text:style-name="Source_20_Text"><text:span text:style-name="T11">Object</text:span></text:span><text:span text:style-name="T19">). </text:span><text:span text:style-name="Source_20_Text"><text:span text:style-name="T12">e</text:span></text:span><text:span text:style-name="Source_20_Text"><text:span text:style-name="T11">:</text:span></text:span><text:span text:style-name="Source_20_Text"><text:span text:style-name="T12">T</text:span></text:span><text:span text:style-name="T19"> denotes that expression </text:span><text:span text:style-name="Source_20_Text"><text:span text:style-name="T12">e</text:span></text:span><text:span text:style-name="T19"> is of type </text:span><text:span text:style-name="Source_20_Text"><text:span text:style-name="T12">T</text:span></text:span><text:span text:style-name="Source_20_Text"><text:span text:style-name="T14"> </text:span></text:span><text:span text:style-name="Source_20_Text"><text:span text:style-name="T21">and </text:span></text:span><text:span text:style-name="Source_20_Text"><text:span text:style-name="T12">e</text:span></text:span><text:span text:style-name="Source_20_Text"><text:span text:style-name="T14">-:</text:span></text:span><text:span text:style-name="Source_20_Text"><text:span text:style-name="T12">T</text:span></text:span><text:span text:style-name="Source_20_Text"><text:span text:style-name="T21"> that expression </text:span></text:span><text:span text:style-name="Source_20_Text"><text:span text:style-name="T12">e</text:span></text:span><text:span text:style-name="Source_20_Text"><text:span text:style-name="T21"> is </text:span></text:span><text:span text:style-name="Source_20_Text"><text:span text:style-name="T22">not</text:span></text:span><text:span text:style-name="Source_20_Text"><text:span text:style-name="T23"> of type </text:span></text:span><text:span text:style-name="Source_20_Text"><text:span text:style-name="T13">T</text:span></text:span><text:span text:style-name="T19">.</text:span></text:p>
      <text:p text:style-name="Text_20_body"><text:span text:style-name="T19">We can distinguish the following cases:</text:span></text:p>
      <text:list xml:id="list38663690" text:style-name="L2">
        <text:list-item>
          <text:p text:style-name="P10"><text:span text:style-name="Source_20_Text"><text:span text:style-name="T11">[o-:ProxyType ← m] <text:tab/>= o ← m</text:span></text:span></text:p>
        </text:list-item>
        <text:list-item>
          <text:p text:style-name="P10"><text:span text:style-name="Source_20_Text"><text:span text:style-name="T11">[p:ProxyType ← m] <text:tab/>= p ← before; o</text:span></text:span><text:span text:style-name="subscript"><text:span text:style-name="T11">p</text:span></text:span><text:span text:style-name="Source_20_Text"><text:span text:style-name="T11"> ← m; p ← after;</text:span></text:span></text:p>
        </text:list-item>
        <text:list-item>
          <text:p text:style-name="P10"><text:span text:style-name="Source_20_Text"><text:span text:style-name="T11">[x:? ← m] <text:tab/><text:tab/>= if x isa ProxyType<text:line-break/><text:tab/><text:tab/><text:tab/><text:tab/><text:tab/>then [x:ProxyType ← m]<text:line-break/><text:tab/><text:tab/><text:tab/><text:tab/><text:tab/>else [x-:ProxyType ← m]</text:span></text:span></text:p>
        </text:list-item>
      </text:list>
      <text:p text:style-name="Text_20_body"><text:span text:style-name="T19">By following strictly those transformations, it is ensured that any object of any type is <text:s/>properly proxied by a proxy object of type </text:span><text:span text:style-name="Source_20_Text"><text:span text:style-name="T11">ProxyType</text:span></text:span><text:span text:style-name="Source_20_Text"><text:span text:style-name="T19">. That can be seen because each transformation results on sending the original message to the original object, or to a transformation which will lead to such a result. In addition, if any transformation step has to deal with a proxy object, the “before” and “after” logic are executed. Formal proof is straightforward from the transformations specified above.</text:span></text:span></text:p>
      <text:p text:style-name="P11"><text:span text:style-name="T19">NOTICE</text:span><text:span text:style-name="T29"> that proxies work for depth of level 1 only! If a proxy object acts as a proxy for another proxy object, then the transformations above will not be applied recursively.</text:span></text:p>
      <text:h text:style-name="Heading_20_3" text:outline-level="3"><text:toc-mark-start text:id="IMark228071564" text:outline-level="3"/><text:span text:style-name="T19">Transformations for Java</text:span><text:toc-mark-end text:id="IMark228071564"/></text:h>
      <text:p text:style-name="P11"><text:span text:style-name="T29">To apply the transformation model described above to Java specifics, we simply need to introduce the concept of </text:span><text:span text:style-name="T26">member access</text:span><text:span text:style-name="T23"> for Java code.</text:span></text:p>
      <text:p text:style-name="P11"><text:span text:style-name="T23">A </text:span><text:span text:style-name="T26">member access</text:span><text:span text:style-name="T23"> in Java is accessing a field or a method of an object (“static” fields and methods are not included in this – we are talking about “object” members, therefore, “instance” fields and methods in Java).</text:span><text:span text:style-name="T29"> </text:span></text:p>
      <text:p text:style-name="P12"><text:span text:style-name="T29">Member accesses can be seen as reading or writing members of an object. To model methods, in this way, we can simply consider them as “callable” members. Again, we can see that this model covers all options that java offers:</text:span></text:p>
      <text:list xml:id="list39515787" text:style-name="L3">
        <text:list-item>
          <text:p text:style-name="P14"><text:span text:style-name="T19">Field read</text:span><text:span text:style-name="T30">: </text:span><text:span text:style-name="Source_20_Text"><text:span text:style-name="T17">o.x</text:span></text:span><text:span text:style-name="T30"> is reading member “</text:span><text:span text:style-name="Source_20_Text"><text:span text:style-name="T17">x</text:span></text:span><text:span text:style-name="T30">” of object “</text:span><text:span text:style-name="Source_20_Text"><text:span text:style-name="T17">o</text:span></text:span><text:span text:style-name="T30">” as a value</text:span></text:p>
        </text:list-item>
        <text:list-item>
          <text:p text:style-name="P14"><text:span text:style-name="T19">Field write</text:span><text:span text:style-name="T30">: </text:span><text:span text:style-name="Source_20_Text"><text:span text:style-name="T17">o.x = v</text:span></text:span><text:span text:style-name="T30"> is writing to member “</text:span><text:span text:style-name="Source_20_Text"><text:span text:style-name="T17">x</text:span></text:span><text:span text:style-name="T30">” of object “</text:span><text:span text:style-name="Source_20_Text"><text:span text:style-name="T17">o</text:span></text:span><text:span text:style-name="T30">” a value</text:span></text:p>
        </text:list-item>
        <text:list-item>
          <text:p text:style-name="P14"><text:soft-page-break/><text:span text:style-name="T19">Method call</text:span><text:span text:style-name="T30">: </text:span><text:span text:style-name="Source_20_Text"><text:span text:style-name="T17">o.m(a1, …)</text:span></text:span><text:span text:style-name="T30"> is reading member “</text:span><text:span text:style-name="Source_20_Text"><text:span text:style-name="T17">m</text:span></text:span><text:span text:style-name="T30">” of object “</text:span><text:span text:style-name="Source_20_Text"><text:span text:style-name="T17">o</text:span></text:span><text:span text:style-name="T30">” (and then invoking it...)</text:span></text:p>
        </text:list-item>
      </text:list>
      <text:p text:style-name="P13"><text:span text:style-name="T30">Technicalities such as method overloading are easy to handle in this model, simply by naming fields uniquely (typical methods used in implementing object-oriented techniques in non-object-oriented languages).</text:span></text:p>
      <text:p text:style-name="P13"><text:span text:style-name="T30">Each Java member access can be seen as a message to an object:</text:span></text:p>
      <text:list xml:id="list41228299" text:style-name="L4">
        <text:list-item>
          <text:p text:style-name="P17"><text:span text:style-name="T23">Field read</text:span><text:span text:style-name="T24">: </text:span><text:span text:style-name="Source_20_Text"><text:span text:style-name="T15">o ← read_field(x)</text:span></text:span></text:p>
        </text:list-item>
        <text:list-item>
          <text:p text:style-name="P17"><text:span text:style-name="T23">Field write</text:span><text:span text:style-name="T24">: </text:span><text:span text:style-name="Source_20_Text"><text:span text:style-name="T15">o ← write_field(x, v)</text:span></text:span></text:p>
        </text:list-item>
        <text:list-item>
          <text:p text:style-name="P17"><text:span text:style-name="T23">Method call</text:span><text:span text:style-name="T24">:</text:span><text:span text:style-name="Source_20_Text"><text:span text:style-name="T15"> o ← call_method(m, a1, …)</text:span></text:span></text:p>
        </text:list-item>
      </text:list>
      <text:p text:style-name="P16"><text:span text:style-name="T24">Since all Java member accesses can be seen as specific cases of object messages, the transformations specified for messages can be applied to each Java field access, and, therefore, to all Java operations on objects.</text:span></text:p>
      <text:h text:style-name="P24" text:outline-level="1"><text:toc-mark-start text:id="IMark228071564" text:outline-level="1"/><text:span text:style-name="T24">Transformation practice</text:span><text:toc-mark-end text:id="IMark228071564"/></text:h>
      <text:p text:style-name="Text_20_body"><text:span text:style-name="T24">But how is this applied to Java byte-code?</text:span></text:p>
      <text:h text:style-name="Heading_20_2" text:outline-level="2"><text:toc-mark-start text:id="IMark228071564" text:outline-level="2"/><text:span text:style-name="T24">The Soot framework and the Jimple instruction format</text:span><text:toc-mark-end text:id="IMark228071564"/></text:h>
      <text:p text:style-name="Text_20_body"><text:span text:style-name="T24">Soot, the framework used, provides an abstraction of the Java byte-code, called Jimple.</text:span></text:p>
      <text:p text:style-name="Text_20_body"><text:span text:style-name="T24">Jimple is a typed, simple, three-address, instruction representation of byte code. Following the strict, 3-address model, is very useful in the way that it abstracts away all the complex ways one can combine expressions in Java with. Instead, each instruction in Jimple corresponds to a single operation to be carried out. Complex expressions are rendered to a series of consequent instructions and temporary variables are used to store the intermediate results. Thus, we can be certain when encountering an instruction in Jimple, that we have to deal with one, simple operation of Java, without side-effects or sub-operations to handle as well.</text:span></text:p>
      <text:p text:style-name="Text_20_body"><text:span text:style-name="T24">This way of abstracting Java instructions proves to be very close to the models described earlier:</text:span></text:p>
      <text:list xml:id="list31304285" text:style-name="L5">
        <text:list-item>
          <text:p text:style-name="P18"><text:span text:style-name="T23">Field read</text:span><text:span text:style-name="T27">:</text:span><text:span text:style-name="T24"> in Jimple will be a single instruction, assigning an object field to a temporary variable</text:span></text:p>
        </text:list-item>
        <text:list-item>
          <text:p text:style-name="P18"><text:span text:style-name="T23">Field write</text:span><text:span text:style-name="T24">: in Jimple will be a single instruction, assigning to an object field a temporary variable</text:span></text:p>
        </text:list-item>
        <text:list-item>
          <text:p text:style-name="P18"><text:span text:style-name="T23">Method call</text:span><text:span text:style-name="T24">: in Jimple will be a single instruction, invoking a method, passing as arguments only temporary or local variables, all of which have already been assigned the value they are supposed to carry for this method call. If the method has not a return type of “void”, its result is also stored in a temporary variable.</text:span></text:p>
        </text:list-item>
      </text:list>
      <text:p text:style-name="P16"><text:span text:style-name="T24">Every complex combination of the Java operations above is linearized to a sequence of the above three. Other instructions for different kind of Java operations (control-flow, instanceof-operator, etc) are not of interest for the transformations, because they are not dealing with the state of an object (reading or writing it).</text:span></text:p>
      <text:p text:style-name="P15"><text:span text:style-name="T23">So, the three statements above are the way in which Jimple will write object operations. It is, also, the only way one can touch objects with Jimple. Therefore, we know that dealing with those three types of statements is enough for us to apply the transformation theory developed earlier and be sound and complete about supporting proxy objects transparently.</text:span></text:p>
      <text:p text:style-name="Text_20_body"><text:span text:style-name="T24">There is one catch in the mentality of “deal only with three specific instructions in Jimple”. One operation of interest (method call or field read) can be found as the right-hand-side of an assignment. So, the assignment instruction has to be handled.</text:span></text:p>
      <text:p text:style-name="Text_20_body"><text:span text:style-name="T24">There is no way to find a field read or write outside an assignment, so no special care is needed for these outside an assignment statement.</text:span></text:p>
      <text:p text:style-name="Text_20_body"><text:span text:style-name="T24">A method call which has a return type of void </text:span><text:span text:style-name="T27">can</text:span><text:span text:style-name="T24"> be found outside an assignment statement, therefore, the method-invocation instruction has to be handled as well.</text:span></text:p>
      <text:h text:style-name="Heading_20_2" text:outline-level="2"><text:toc-mark-start text:id="IMark228071564" text:outline-level="2"/><text:span text:style-name="T25">Transformation on source code level</text:span><text:toc-mark-end text:id="IMark228071564"/></text:h>
      <text:p text:style-name="P19"><text:span text:style-name="T25">If we were to model the basic transformations in pseudo Java source code, given the basic </text:span><text:span text:style-name="Source_20_Text"><text:span text:style-name="T16">Proxy</text:span></text:span><text:span text:style-name="T25"> interface</text:span></text:p>
      <text:p text:style-name="P35"><text:soft-page-break/><text:span text:style-name="T16">public interface Proxy { Object GetObject(); }</text:span></text:p>
      <text:p text:style-name="P19"><text:span text:style-name="T25">then they would be:</text:span></text:p>
      <text:list xml:id="list32132186" text:style-name="L6">
        <text:list-item>
          <text:p text:style-name="P20"><text:span text:style-name="Source_20_Text"><text:span text:style-name="T11">[o-:ProxyType ← m] <text:tab/>= o ← m</text:span></text:span></text:p>
        </text:list-item>
        <text:list-item>
          <text:p text:style-name="P20"><text:span text:style-name="Source_20_Text"><text:span text:style-name="T11">[p:ProxyType ← m] <text:tab/>= p.GetInstance() ← m</text:span></text:span></text:p>
        </text:list-item>
        <text:list-item>
          <text:p text:style-name="P20"><text:span text:style-name="Source_20_Text"><text:span text:style-name="T15">[x:? ← m] <text:tab/><text:tab/>= if (x instanceof Proxy)<text:line-break/><text:tab/><text:tab/><text:tab/><text:tab/><text:tab/>((Proxy)x).GetInstance() ← m<text:line-break/><text:tab/><text:tab/><text:tab/><text:tab/>else<text:line-break/><text:tab/><text:tab/><text:tab/><text:tab/><text:tab/>x ← m</text:span></text:span></text:p>
        </text:list-item>
      </text:list>
      <text:p text:style-name="P19"><text:span text:style-name="T25">We notice that what actually happens in a “base replacement” of the receiver of a message. If the receiver is a non-Proxy object, then the receiver remains the same. If the receiver is a proxy object, then the receiver is replaced with the result of the Proxy.GetInstance() method. And finally, if the receiver is of an unknown type, the appropriate base-replacement takes place according to run-time type information.</text:span></text:p>
      <text:h text:style-name="Heading_20_2" text:outline-level="2"><text:toc-mark-start text:id="IMark228071564" text:outline-level="2"/><text:span text:style-name="T25">Transformations in Jimple</text:span><text:toc-mark-end text:id="IMark228071564"/></text:h>
      <text:h text:style-name="Heading_20_3" text:outline-level="3"><text:toc-mark-start text:id="IMark228071564" text:outline-level="3"/><text:span text:style-name="T25">Base replacement</text:span><text:toc-mark-end text:id="IMark228071564"/></text:h>
      <text:p text:style-name="Text_20_body"><text:span text:style-name="T25">The concept of “base replacement” is applied straightforwardly in Jimple, because all instructions of interest (instance method invocation and instance fields reading/writing) do have a “Base” property, which can be set.</text:span></text:p>
      <text:p text:style-name="Text_20_body"><text:span text:style-name="T25">The transformation for every base replacement in Jimple is the same. Consider that </text:span><text:span text:style-name="Source_20_Text"><text:span text:style-name="T16">obj</text:span></text:span><text:span text:style-name="T25"> is an object of type </text:span><text:span text:style-name="Source_20_Text"><text:span text:style-name="T16">Foo</text:span></text:span><text:span text:style-name="T25"> and that some member access takes place on it. After the base replacement transformation, the Jimple code for that member access would look like:</text:span></text:p>
      <text:p text:style-name="P36"><text:span text:style-name="Source_20_Text"><text:span text:style-name="T16">$isInstanceOf = obj instanceof Proxy;<text:line-break/>if $isInstanceOf == 0 goto label0;<text:line-break/><text:line-break/>// Here obj is a proxy object<text:line-break/>$proxy = (Proxy) obj;<text:line-break/>$obj = virtualinvoke $proxy.GetInstance();<text:line-break/>$foo = (Foo) $obj;<text:line-break/>goto label1;<text:line-break/><text:line-break/>label0:<text:line-break/>// Her obj is a Foo type<text:line-break/>$foo = (Foo) obj;<text:line-break/><text:line-break/>label1:<text:line-break/>// Here, the original member access takes place<text:line-break/>// but not any longer on “obj”. Its base has<text:line-break/>// been replaced with “$foo”, which is either<text:line-break/>// the original “obj” or the object returned by<text:line-break/>// the proxy.<text:line-break/>//<text:line-break/>// For example, a method invocation:<text:line-break/>virtualinvoke $foo.f();</text:span></text:span></text:p>
      <text:p text:style-name="Text_20_body"><text:span text:style-name="T25">In exactly the same way the base replacement would happen for field redings and field writings, whether they were part of an assignment or stand alone. All the changes is the last statement produced in the patch, which simply carries out the original operation, but on the replaced base.</text:span></text:p>
      <text:h text:style-name="P33" text:outline-level="3"><text:toc-mark-start text:id="IMark228071564" text:outline-level="3"/><text:span text:style-name="T25">Tagged locals</text:span><text:toc-mark-end text:id="IMark228071564"/></text:h>
      <text:p text:style-name="Text_20_body"><text:span text:style-name="T25">All of the transformations mentioned above act on “</text:span><text:span text:style-name="Source_20_Text"><text:span text:style-name="T16">Locals</text:span></text:span><text:span text:style-name="T25">”, a concept introduced by Jimple. </text:span></text:p>
      <text:p text:style-name="Text_20_body"><text:span text:style-name="T25">In Jimple, all operations take place on locals. Locals are local variables to the method being run currently. They include the actually declared locals in the program source code, but they also include all additional, temporary variables that are used as helpers.</text:span></text:p>
      <text:p text:style-name="Text_20_body"><text:span text:style-name="T25">With a points-to analysis, we can find out which of those locals </text:span><text:span text:style-name="T28">may point to</text:span><text:span text:style-name="T25"> a proxy object. We tag those locals as “may-point-to-proxy” locals.</text:span></text:p>
      <text:p text:style-name="Text_20_body"><text:span text:style-name="T25">The transformation described above needs to be performed only on tagged locals. Locals which are not tagged are definitely not pointing to a proxy object, and therefore definitely need no base replacement.</text:span></text:p>
      <text:h text:style-name="Heading_20_3" text:outline-level="3"><text:toc-mark-start text:id="IMark228071564" text:outline-level="3"/><text:span text:style-name="T25">Cast removal</text:span><text:toc-mark-end text:id="IMark228071564"/></text:h>
      <text:p text:style-name="Text_20_body"><text:span text:style-name="T25">In order to use the proxy objects transparently in code, one has to perform some illegal casts, i.e.:</text:span></text:p>
      <text:p text:style-name="P37"><text:span text:style-name="Source_20_Text"><text:span text:style-name="T16">Foo f = (Foo) new Proxy(new Foo());</text:span></text:span></text:p>
      <text:p text:style-name="Text_20_body"><text:span text:style-name="T25">These casts cannot be allowed in the transformed code, because they would result in a runtime error. </text:span></text:p>
      <text:p text:style-name="Text_20_body"><text:span text:style-name="T25">The transformer removes those casts, if all the following are true:</text:span></text:p>
      <text:list xml:id="list34300348" text:style-name="L7">
        <text:list-item>
          <text:p text:style-name="P21"><text:span text:style-name="T25">the local being cast is tagged (might point to a proxy object).</text:span></text:p>
        </text:list-item>
        <text:list-item>
          <text:p text:style-name="P21"><text:span text:style-name="T25">the type to which the local is being cast is a registered as “might be proxied” type,</text:span></text:p>
        </text:list-item>
        <text:list-item>
          <text:p text:style-name="P21"><text:span text:style-name="T25">the variable being cast is of the registered proxy type.</text:span></text:p>
        </text:list-item>
      </text:list>
      <text:p text:style-name="Text_20_body"><text:span text:style-name="T25">sfsfsdfs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Helvetica, sans-seri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3cm" fo:margin-bottom="0.3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Definition" style:family="text"/>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Example" style:family="text">
      <style:text-properties style:font-name="Courier New" style:font-name-asian="NSimSun" style:font-name-complex="Courier New"/>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Drop_20_Caps" style:display-name="Drop Cap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Teletype" style:family="text">
      <style:text-properties style:font-name="Courier New" style:font-name-asian="NSimSun" style:font-name-complex="Courier New"/>
    </style:style>
    <style:style style:name="User_20_Entry" style:display-name="User Entry" style:family="text">
      <style:text-properties style:font-name="Courier New" style:font-name-asian="NSimSun" style:font-name-complex="Courier New"/>
    </style:style>
    <style:style style:name="subscript" style:family="text" style:parent-style-name="Source_20_Text">
      <style:text-properties style:text-position="sub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3T12:08:57.31</meta:creation-date>
    <dc:date>2011-01-24T14:25:09.61</dc:date>
    <meta:editing-duration>PT26H11M06S</meta:editing-duration>
    <meta:editing-cycles>136</meta:editing-cycles>
    <meta:generator>OpenOffice.org/3.2$Win32 OpenOffice.org_project/320m18$Build-9502</meta:generator>
    <meta:document-statistic meta:table-count="0" meta:image-count="0" meta:object-count="0" meta:page-count="9" meta:paragraph-count="123" meta:word-count="2460" meta:character-count="14558"/>
  </office:meta>
</office:document-meta>
</file>